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top="0.42cm" fo:margin-bottom="0.35cm"/>
      <style:text-properties fo:font-size="40pt" style:font-size-asian="40pt" style:font-size-complex="40pt"/>
    </style:style>
    <style:style style:name="P18" style:family="paragraph">
      <style:paragraph-properties fo:margin-top="0.42cm" fo:margin-bottom="0.35cm"/>
      <style:text-properties fo:font-size="36pt" style:font-size-asian="36pt" style:font-size-complex="36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  <style:text-properties fo:font-size="20pt" style:font-size-asian="20pt" style:font-size-complex="20pt"/>
    </style:style>
    <style:style style:name="P2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</text:span><text:span text:style-name="T7">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6" draw:layer="layout" svg:width="12.687cm" svg:height="10.5cm" svg:x="14.322cm" svg:y="4.125cm" presentation:class="outline">
          <draw:text-box>
            <text:list text:style-name="L2">
              <text:list-header>
                <text:p text:style-name="P15"><text:span text:style-name="T8">Мгновенно мозг начинает прокручивать много </text:span><text:span text:style-name="T8">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</text:span><text:span text:style-name="T8">«Потеряю равновесие полностью → удар головой </text:span><text:span text:style-name="T8">об угол стола». → Подготовка: Фоновая активация </text:span><text:span text:style-name="T8">мышц шеи для рефлекторной группировки, </text:span><text:span text:style-name="T8">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</text:span><text:span text:style-name="T8">упаду на бок/руку». → Подготовка: Легкая пред-</text:span><text:span text:style-name="T8">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</text:span><text:span text:style-name="T8">восстановиться». → Подготовка: Начинается </text:span><text:span text:style-name="T8">расчет траектории для шага, подготовка к </text:span><text:span text:style-name="T8">переносу веса. </text:span></text:p>
                <text:p text:style-name="P2"><text:span text:style-name="T8">Все эти подготовки запускаются одновременно, но </text:span><text:span text:style-name="T8">с разной «силой сигнала», в зависимости от </text:span><text:span text:style-name="T8">вероятности сценария и его цены ошибки. </text:span><text:span text:style-name="T8">Сценарий А (травма головы) имеет чудовищную </text:span><text:span text:style-name="T8">цену ошибки, поэтому подготовка к нему будет </text:span><text:span text:style-name="T8">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17"><text:span text:style-name="T1">Уловите этот </text:span><text:span text:style-name="T1">момент ещё </text:span><text:span text:style-name="T1">раз. Мозг сам </text:span><text:span text:style-name="T1">подкручивает </text:span><text:span text:style-name="T1">нужные </text:span><text:span text:style-name="T1">параметры, </text:span><text:span text:style-name="T1">подготавливая </text:span><text:span text:style-name="T1">организм к </text:span><text:span text:style-name="T1">будущему! Это </text:span><text:span text:style-name="T1">и есть </text:span><text:span text:style-name="T1">аллостаз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8"><text:span text:style-name="T6">Мозг никогда не делает ничего </text:span><text:span text:style-name="T6">другого. Его единственная и </text:span><text:span text:style-name="T6">фундаментальная задача — </text:span><text:span text:style-name="T6">готовить организм к будущему, </text:span><text:span text:style-name="T6">постоянно «подкручивая </text:span><text:span text:style-name="T6">параметры» для выживания. Так </text:span><text:span text:style-name="T6">сделала эволюция. Все, чей мозг </text:span><text:span text:style-name="T6">был настроен иначе, просто </text:span><text:span text:style-name="T6">вымерл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0"><text:span text:style-name="T7">С течением миллисекунд </text:span><text:span text:style-name="T7">выигрывает сценарий без </text:span><text:span text:style-name="T7">падения. Мы выполняем </text:span><text:span text:style-name="T7">действие, делаем шаг ногой, </text:span><text:span text:style-name="T7">цикл завершён.</text:span></text:p>
              </text:list-header>
            </text:list>
          </draw:text-box>
        </draw:frame>
        <draw:frame draw:style-name="gr3" draw:text-style-name="P21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2H6M15S</meta:editing-duration>
    <meta:editing-cycles>21</meta:editing-cycles>
    <meta:generator>LibreOffice/24.2.7.2$Linux_X86_64 LibreOffice_project/420$Build-2</meta:generator>
    <dc:title>Midnightblue</dc:title>
    <dc:date>2026-01-20T05:55:25.258823036</dc:date>
    <meta:document-statistic meta:object-count="120"/>
  </office:meta>
</office:document-meta>
</file>